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officeooo:rsid="001a50ef" officeooo:paragraph-rsid="001a50ef"/>
    </style:style>
    <style:style style:name="P3" style:family="paragraph" style:parent-style-name="Standard">
      <style:text-properties officeooo:paragraph-rsid="001a50ef"/>
    </style:style>
    <style:style style:name="T1" style:family="text">
      <style:text-properties officeooo:rsid="001a50ef"/>
    </style:style>
    <style:style style:name="T2" style:family="text">
      <style:text-properties fo:font-weight="bold" style:font-weight-asian="bold" style:font-weight-complex="bold"/>
    </style:style>
    <style:style style:name="T3" style:family="text">
      <style:text-properties fo:font-weight="bold" officeooo:rsid="001a50ef"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text:s/><text:span text:style-name="T2">Comparative Study </text:span><text:span text:style-name="T3">on model architectures for text classification task </text:span></text:p>
      <text:p text:style-name="Standard"/>
      <text:p text:style-name="Standard"><text:s/>1. Recurrent Neural Networks (RNNs) and Long Short-Term Memory Networks (LSTMs)</text:p>
      <text:p text:style-name="Standard"/>
      <text:p text:style-name="Standard">Overview:</text:p>
      <text:p text:style-name="Standard">- RNNs: Designed to handle sequential data by maintaining a hidden state that captures information from previous time steps.</text:p>
      <text:p text:style-name="Standard"/>
      <text:p text:style-name="Standard">Why Use RNNs/LSTMs?</text:p>
      <text:p text:style-name="Standard">- Sequential Data Handling: Ideal for tasks where the order of words matters, such as language modeling and sentiment analysis.</text:p>
      <text:p text:style-name="Standard">- Long-term Dependencies: LSTMs excel at capturing dependencies over long sequences, which is crucial for understanding context in lengthy texts.</text:p>
      <text:p text:style-name="Standard"/>
      <text:p text:style-name="Standard">When to Use RNNs/LSTMs?</text:p>
      <text:p text:style-name="Standard">- Moderate Data Size: Effective for datasets where the sequence length and context are moderate. Very long sequences might still pose challenges.</text:p>
      <text:p text:style-name="Standard">- Resource Constraints: LSTMs are less computationally intensive compared to transformers, making them suitable for environments with limited resources.</text:p>
      <text:p text:style-name="Standard"/>
      <text:p text:style-name="Standard">What Tasks Benefit from RNNs/LSTMs?</text:p>
      <text:p text:style-name="Standard">- Sentiment analysis</text:p>
      <text:p text:style-name="Standard">- Sequence labeling</text:p>
      <text:p text:style-name="Standard">- Text generation</text:p>
      <text:p text:style-name="Standard">- Time series prediction</text:p>
      <text:p text:style-name="Standard"/>
      <text:p text:style-name="Standard">How Do RNNs/LSTMs Work?</text:p>
      <text:p text:style-name="Standard">- RNNs: Process inputs sequentially, updating the hidden state at each step.</text:p>
      <text:p text:style-name="Standard">- LSTMs: Use a cell state and gates (input, forget, and output gates) to control the flow of information and manage long-term dependencies.</text:p>
      <text:p text:style-name="Standard"/>
      <text:p text:style-name="Standard">Strengths:</text:p>
      <text:p text:style-name="Standard">- Captures Sequential Information: Maintains a hidden state that evolves as it processes each word in the sequence.</text:p>
      <text:p text:style-name="Standard">- Handles Variable-length Sequences: Naturally suited for input sequences of different lengths without the need for padding.</text:p>
      <text:p text:style-name="Standard"/>
      <text:p text:style-name="Standard">Weaknesses:</text:p>
      <text:p text:style-name="Standard">- Difficulty with Very Long Sequences: Despite improvements with LSTMs, they can still struggle with very long dependencies.</text:p>
      <text:p text:style-name="Standard">- Sequential Processing: Inherent sequential nature makes parallelization difficult, leading to slower training times.</text:p>
      <text:p text:style-name="Standard"/>
      <text:p text:style-name="Standard">Detailed Mechanism:</text:p>
      <text:p text:style-name="Standard">- Hidden State Update: For each time step \( t \), the hidden state \( h_t \) is updated based on the current input \( x_t \) and the previous hidden state \( h_{t-1} \).</text:p>
      <text:p text:style-name="Standard">- LSTM Gates: The cell state \( c_t \) is updated using the forget gate \( f_t \), input gate \( i_t \), and output gate \( o_t \):</text:p>
      <text:p text:style-name="Standard"><text:s text:c="2"/>\[</text:p>
      <text:p text:style-name="Standard"><text:s text:c="2"/>f_t = \sigma(W_f \cdot [h_{t-1}, x_t] + b_f)</text:p>
      <text:p text:style-name="Standard"><text:soft-page-break/><text:s text:c="2"/>\]</text:p>
      <text:p text:style-name="Standard"><text:s text:c="2"/>\[</text:p>
      <text:p text:style-name="Standard"><text:s text:c="2"/>i_t = \sigma(W_i \cdot [h_{t-1}, x_t] + b_i)</text:p>
      <text:p text:style-name="Standard"><text:s text:c="2"/>\]</text:p>
      <text:p text:style-name="Standard"><text:s text:c="2"/>\[</text:p>
      <text:p text:style-name="Standard"><text:s text:c="2"/>\tilde{c}_t = \tanh(W_c \cdot [h_{t-1}, x_t] + b_c)</text:p>
      <text:p text:style-name="Standard"><text:s text:c="2"/>\]</text:p>
      <text:p text:style-name="Standard"><text:s text:c="2"/>\[</text:p>
      <text:p text:style-name="Standard"><text:s text:c="2"/>c_t = f_t \cdot c_{t-1} + i_t \cdot \tilde{c}_t</text:p>
      <text:p text:style-name="Standard"><text:s text:c="2"/>\]</text:p>
      <text:p text:style-name="Standard"><text:s text:c="2"/>\[</text:p>
      <text:p text:style-name="Standard"><text:s text:c="2"/>o_t = \sigma(W_o \cdot [h_{t-1}, x_t] + b_o)</text:p>
      <text:p text:style-name="Standard"><text:s text:c="2"/>\]</text:p>
      <text:p text:style-name="Standard"><text:s text:c="2"/>\[</text:p>
      <text:p text:style-name="Standard"><text:s text:c="2"/>h_t = o_t \cdot \tanh(c_t)</text:p>
      <text:p text:style-name="Standard"><text:s text:c="2"/>\]</text:p>
      <text:p text:style-name="Standard"/>
      <text:p text:style-name="Standard"/>
      <text:p text:style-name="P2">2.LSTM</text:p>
      <text:p text:style-name="P3">- LSTMs: A type of RNN specifically designed to handle long-term dependencies by mitigating the vanishing gradient problem through the use of gating mechanisms.</text:p>
      <text:p text:style-name="P2"/>
      <text:p text:style-name="Standard"/>
      <text:p text:style-name="Standard"><text:s/>2. Transformer Models (Including BERT)</text:p>
      <text:p text:style-name="Standard"/>
      <text:p text:style-name="Standard">Overview:</text:p>
      <text:p text:style-name="Standard">- Transformers: Leverage self-attention mechanisms to process input sequences in parallel, capturing dependencies without regard to their distance in the sequence.</text:p>
      <text:p text:style-name="Standard">- BERT (Bidirectional Encoder Representations from Transformers): A pre-trained transformer model that captures bidirectional context by considering both left and right context in all layers.</text:p>
      <text:p text:style-name="Standard"/>
      <text:p text:style-name="Standard">Why Use Transformers/BERT?</text:p>
      <text:p text:style-name="Standard">- Parallel Processing: Unlike RNNs/LSTMs, transformers process all words in a sequence simultaneously, leading to faster training and inference times.</text:p>
      <text:p text:style-name="Standard">- Contextual Understanding: Self-attention mechanisms allow models to focus on relevant parts of the sequence, capturing both short-term and long-term dependencies effectively.</text:p>
      <text:p text:style-name="Standard">- Pre-training Benefits: Models like BERT are pre-trained on large corpora, providing a strong starting point that can be fine-tuned for specific tasks.</text:p>
      <text:p text:style-name="Standard"/>
      <text:p text:style-name="Standard">When to Use Transformers/BERT?</text:p>
      <text:p text:style-name="Standard">- Large Datasets: Effective when large amounts of training data are available, benefiting from pre-training and fine-tuning.</text:p>
      <text:p text:style-name="Standard">- Complex Contexts: Suitable for tasks requiring understanding of complex context and long-range dependencies.</text:p>
      <text:p text:style-name="Standard"/>
      <text:p text:style-name="Standard">What Tasks Benefit from Transformers/BERT?</text:p>
      <text:p text:style-name="Standard">- Text classification</text:p>
      <text:p text:style-name="Standard">- Named entity recognition (NER)</text:p>
      <text:p text:style-name="Standard">- Question answering</text:p>
      <text:p text:style-name="Standard">- Machine translation</text:p>
      <text:p text:style-name="Standard"/>
      <text:p text:style-name="Standard">How Do Transformers/BERT Work?</text:p>
      <text:p text:style-name="Standard"><text:soft-page-break/>- Self-Attention Mechanism: Calculates attention scores for each word with respect to every other word in the sequence, allowing the model to weigh the importance of each word.</text:p>
      <text:p text:style-name="Standard">- Multi-head Attention: Uses multiple attention heads to capture different aspects of relationships between words.</text:p>
      <text:p text:style-name="Standard">- BERT: Uses a stack of transformer encoders to process input text, trained with a masked language model (MLM) objective and next sentence prediction (NSP).</text:p>
      <text:p text:style-name="Standard"/>
      <text:p text:style-name="Standard">Strengths:</text:p>
      <text:p text:style-name="Standard">- Parallelization: Enables faster computation compared to the sequential nature of RNNs/LSTMs.</text:p>
      <text:p text:style-name="Standard">- Bidirectional Context: Captures context from both directions, leading to richer representations.</text:p>
      <text:p text:style-name="Standard">- Pre-trained Models: Availability of models like BERT that can be fine-tuned for specific tasks with relatively little data.</text:p>
      <text:p text:style-name="Standard"/>
      <text:p text:style-name="Standard">Weaknesses:</text:p>
      <text:p text:style-name="Standard">- Computationally Intensive: Requires significant computational resources, particularly for training.</text:p>
      <text:p text:style-name="Standard">- Complexity: Higher architectural complexity compared to RNNs/LSTMs.</text:p>
      <text:p text:style-name="Standard"/>
      <text:p text:style-name="Standard">Detailed Mechanism:</text:p>
      <text:p text:style-name="Standard">- Self-Attention Calculation: For each word \( i \) in the sequence, attention scores are computed with respect to every other word \( j \):</text:p>
      <text:p text:style-name="Standard"><text:s text:c="2"/>\[</text:p>
      <text:p text:style-name="Standard"><text:s text:c="2"/>\text{Attention}(Q, K, V) = \text{softmax}\left(\frac{QK^T}{\sqrt{d_k}}\right)V</text:p>
      <text:p text:style-name="Standard"><text:s text:c="2"/>\]</text:p>
      <text:p text:style-name="Standard"><text:s text:c="2"/>where \( Q \) (query), \( K \) (key), and \( V \) (value) are matrices derived from the input embeddings.</text:p>
      <text:p text:style-name="Standard">- BERT Training:</text:p>
      <text:p text:style-name="Standard"><text:s text:c="2"/>- Masked Language Model (MLM): Randomly masks some tokens in the input and trains the model to predict them.</text:p>
      <text:p text:style-name="Standard"><text:s text:c="2"/>- Next Sentence Prediction (NSP): Trains the model to predict whether one sentence follows another.</text:p>
      <text:p text:style-name="Standard"/>
      <text:p text:style-name="Standard"><text:s/>Comparative Analysis</text:p>
      <text:p text:style-name="Standard"/>
      <text:p text:style-name="Standard">Context Handling:</text:p>
      <text:p text:style-name="Standard">- RNNs/LSTMs: Good at handling sequential data and maintaining context over moderate lengths.</text:p>
      <text:p text:style-name="Standard">- Transformers/BERT: Superior at capturing long-range dependencies and bidirectional context.</text:p>
      <text:p text:style-name="Standard"/>
      <text:p text:style-name="Standard">Computational Efficiency:</text:p>
      <text:p text:style-name="Standard">- RNNs/LSTMs: Slower due to sequential processing.</text:p>
      <text:p text:style-name="Standard">- Transformers/BERT: Faster due to parallel processing, but more resource-intensive.</text:p>
      <text:p text:style-name="Standard"/>
      <text:p text:style-name="Standard">Scalability:</text:p>
      <text:p text:style-name="Standard">- RNNs/LSTMs: Scale well for smaller to moderate datasets.</text:p>
      <text:p text:style-name="Standard">- Transformers/BERT: Scale better with larger datasets and more complex tasks.</text:p>
      <text:p text:style-name="Standard"/>
      <text:p text:style-name="Standard">Model Complexity and Ease of Use:</text:p>
      <text:p text:style-name="Standard">- RNNs/LSTMs: Simpler to implement and understand.</text:p>
      <text:p text:style-name="Standard">- Transformers/BERT: More complex, but pre-trained models simplify fine-tuning for specific tasks.</text:p>
      <text:p text:style-name="Standard"/>
      <text:p text:style-name="Standard">Pre-training and Transfer Learning:</text:p>
      <text:p text:style-name="Standard">- RNNs/LSTMs: Typically trained from scratch for each task.</text:p>
      <text:p text:style-name="Standard"><text:soft-page-break/>- Transformers/BERT: Benefit from extensive pre-training on large corpora, requiring less task-specific data for fine-tuning.</text:p>
      <text:p text:style-name="Standard"/>
      <text:p text:style-name="Standard"><text:s/>Conclusion</text:p>
      <text:p text:style-name="Standard"/>
      <text:p text:style-name="Standard">Choosing the Right Architecture:</text:p>
      <text:p text:style-name="Standard"/>
      <text:p text:style-name="Standard">- Use RNNs/LSTMs when:</text:p>
      <text:p text:style-name="Standard"><text:s text:c="2"/>- You have moderate-sized datasets.</text:p>
      <text:p text:style-name="Standard"><text:s text:c="2"/>- Resource constraints limit the use of more complex models.</text:p>
      <text:p text:style-name="Standard"><text:s text:c="2"/>- The task requires handling sequential data with moderate to long dependencies.</text:p>
      <text:p text:style-name="Standard"/>
      <text:p text:style-name="Standard">- Use Transformers/BERT when:</text:p>
      <text:p text:style-name="Standard"><text:s text:c="2"/>- You have access to large datasets and computational resources.</text:p>
      <text:p text:style-name="Standard"><text:s text:c="2"/>- The task requires understanding complex context and long-range dependencies.</text:p>
      <text:p text:style-name="Standard"><text:s text:c="2"/>- You can leverage pre-trained models for fine-tuning to specific tasks.</text:p>
      <text:p text:style-name="Standard"/>
      <text:p text:style-name="Standard">In summary, RNNs and LSTMs are strong candidates for tasks where sequence handling and resource efficiency are critical, while Transformers and BERT excel in scenarios requiring high contextual understanding and computational power. The choice between these architectures depends on the specific requirements of the text classification task, the available data, and computational resourc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9T12:04:48.321352219</meta:creation-date>
    <dc:date>2024-05-30T18:04:24.763287607</dc:date>
    <meta:editing-duration>PT34M38S</meta:editing-duration>
    <meta:editing-cycles>2</meta:editing-cycles>
    <meta:generator>LibreOffice/7.3.7.2$Linux_X86_64 LibreOffice_project/30$Build-2</meta:generator>
    <meta:document-statistic meta:table-count="0" meta:image-count="0" meta:object-count="0" meta:page-count="4" meta:paragraph-count="110" meta:word-count="1048" meta:character-count="7240" meta:non-whitespace-character-count="6236"/>
  </office:meta>
</office:document-meta>
</file>